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810000016966F3F6DC.png" manifest:media-type="image/png"/>
  <manifest:file-entry manifest:full-path="Pictures/1000000100000281000001690466095C.png" manifest:media-type="image/png"/>
  <manifest:file-entry manifest:full-path="Pictures/100000010000028100000169A3FAFE0B.png" manifest:media-type="image/png"/>
  <manifest:file-entry manifest:full-path="Pictures/10000001000002740000016064AFB8B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3601" officeooo:paragraph-rsid="0006360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1" draw:name="Image1" text:anchor-type="char" svg:x="-0.0063in" svg:y="0.1055in" svg:width="6.5417in" svg:height="3.6665in" draw:z-index="0"><draw:image xlink:href="Pictures/10000001000002740000016064AFB8B6.png" xlink:type="simple" xlink:show="embed" xlink:actuate="onLoad" draw:mime-type="image/png"/></draw:frame></text:p>
      <text:p text:style-name="Standard"/>
      <text:p text:style-name="Standard"><draw:frame draw:style-name="fr1" draw:name="Image2" text:anchor-type="char" svg:x="-0.0307in" svg:y="0.0957in" svg:width="6.6772in" svg:height="3.7602in" draw:z-index="2"><draw:image xlink:href="Pictures/100000010000028100000169A3FAFE0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char" svg:x="0.2008in" svg:y="-0.1736in" svg:width="6.6772in" svg:height="3.7602in" draw:z-index="1"><draw:image xlink:href="Pictures/1000000100000281000001690466095C.png" xlink:type="simple" xlink:show="embed" xlink:actuate="onLoad" draw:mime-type="image/png"/></draw:frame><text:soft-page-break/></text:p>
      <text:p text:style-name="Standard"/>
      <text:p text:style-name="Standard"/>
      <text:p text:style-name="P1">Present continous tense function :</text:p>
      <text:p text:style-name="P1"><draw:frame draw:style-name="fr2" draw:name="Image4" text:anchor-type="char" svg:width="6.6772in" svg:height="3.7602in" draw:z-index="3"><draw:image xlink:href="Pictures/10000001000002810000016966F3F6D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09T16:15:34.744798754</meta:creation-date>
    <dc:date>2026-04-09T18:00:44.153852494</dc:date>
    <meta:editing-duration>PT1H19M28S</meta:editing-duration>
    <meta:editing-cycles>2</meta:editing-cycles>
    <meta:generator>LibreOffice/25.8.6.2$Linux_X86_64 LibreOffice_project/a46b460d1686bb49c718d2ef5f88b83ff2dc4981</meta:generator>
    <meta:document-statistic meta:table-count="0" meta:image-count="4" meta:object-count="0" meta:page-count="3" meta:paragraph-count="1" meta:word-count="5" meta:character-count="34" meta:non-whitespace-character-count="30"/>
  </office:meta>
</office:document-meta>
</file>